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SS Diner</text:span></text:p>
      <text:p text:style-name="P1"/>
      <text:p text:style-name="P1">Nivell 1: plate</text:p>
      <text:p text:style-name="P1">Nivell 2: bento</text:p>
      <text:p text:style-name="P1">Nivell 3: #fancy</text:p>
      <text:p text:style-name="P1">Nivell 4: plate apple</text:p>
      <text:p text:style-name="P1">Nivell 5: #fancy pickle</text:p>
      <text:p text:style-name="P1">Nivell 6: .small</text:p>
      <text:p text:style-name="P1">Nivell 7: orange.small</text:p>
      <text:p text:style-name="P1">Nivell 8: bento orange.small</text:p>
      <text:p text:style-name="P1">Nivell 9: plate, bento</text:p>
      <text:p text:style-name="P1">Nivell 10: *</text:p>
      <text:p text:style-name="P1">Nivell 11: plate *</text:p>
      <text:p text:style-name="P1">Nivell 12: plate + *</text:p>
      <text:p text:style-name="P1">Nivell 13: bento ~ pickle</text:p>
      <text:p text:style-name="P1">Nivell 14: plate &gt; apple</text:p>
      <text:p text:style-name="P1">Nivell 15: plate orange:first-child</text:p>
      <text:p text:style-name="P1">Nivell 16: plate pickle, apple:only-child</text:p>
      <text:p text:style-name="P1">Nivell 17: .fancy, #small:last:child</text:p>
      <text:p text:style-name="P1">Nivell 18: apple,pickle:last-child</text:p>
      <text:p text:style-name="P1">Nivell 19: bento:nth-child(3)</text:p>
      <text:p text:style-name="P1">Nivell 20: apple:first-of-type</text:p>
      <text:p text:style-name="P1">Nivell 21: plate:nth-of-type(even)</text:p>
      <text:p text:style-name="P1">Nivell 22: plate:nth-of-type(2n+3)</text:p>
      <text:p text:style-name="P1">Nivell 23: apple:only-of-type</text:p>
      <text:p text:style-name="P1"><text:soft-page-break/>Nivell 24: orange:last-of-type,apple:last-of-type</text:p>
      <text:p text:style-name="P1">Nivell 25: bento:empty</text:p>
      <text:p text:style-name="P1">Nivell 26: apple:not(.small)</text:p>
      <text:p text:style-name="P1">Nivell 27: [for]</text:p>
      <text:p text:style-name="P1">Nivell 28: plate[for]</text:p>
      <text:p text:style-name="P1">Nivell 29: [for="Vitaly"]</text:p>
      <text:p text:style-name="P1">Nivell 30: [for^="Sa"]</text:p>
      <text:p text:style-name="P1">Nivell 31: [for$="ato"]</text:p>
      <text:p text:style-name="P1">Nivell 32: [for*="obb"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113" meta:character-count="817" meta:non-whitespace-character-count="737"/>
    <meta:generator>LibreOfficeDev/6.0.5.2$Linux_X86_64 LibreOffice_project/</meta:generator>
  </office:meta>
</office:document-meta>
</file>